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background-color="#72bf4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7" style:family="table-row">
      <style:table-row-properties style:min-row-height="0.843cm" style:use-optimal-row-height="false"/>
    </style:style>
    <style:style style:name="Tableau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5" style:family="table-row">
      <style:table-row-properties style:min-row-height="0.642cm"/>
    </style:style>
    <style:style style:name="Tableau1.B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6" style:family="table-row">
      <style:table-row-properties style:min-row-height="0.97cm" style:use-optimal-row-height="false"/>
    </style:style>
    <style:style style:name="Tableau1.B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5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ec382" officeooo:paragraph-rsid="002ec382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1d41a" style:font-name="Traveling _Typewriter" fo:font-size="15pt" officeooo:rsid="0085321f" officeooo:paragraph-rsid="0085321f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  <style:style style:name="T5" style:family="text">
      <style:text-properties officeooo:rsid="007c2e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B139" table:number-rows-spanned="2" office:value-type="string">
            <text:p text:style-name="P4">Nuuk</text:p>
          </table:table-cell>
          <table:table-cell table:style-name="Tableau1.C139" office:value-type="string">
            <text:p text:style-name="P4">Homme moderne</text:p>
          </table:table-cell>
          <table:table-cell table:style-name="Tableau1.D139" table:number-rows-spanned="2" office:value-type="string">
            <text:p text:style-name="P4">Bonhomme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4">Aviateur</text:p>
          </table:table-cell>
          <table:table-cell table:style-name="Tableau1.D4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Mécanicie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Village inuit</text:p>
          </table:table-cell>
          <table:table-cell table:style-name="Tableau1.C139" office:value-type="string">
            <text:p text:style-name="P4">Pécheur</text:p>
          </table:table-cell>
          <table:table-cell table:style-name="Tableau1.D139" table:number-rows-spanned="2" office:value-type="string">
            <text:p text:style-name="P4">Phoque</text:p>
          </table:table-cell>
        </table:table-row>
        <table:table-row table:style-name="Tableau1.7">
          <table:covered-table-cell/>
          <table:covered-table-cell/>
          <table:table-cell table:style-name="Tableau1.C139" office:value-type="string">
            <text:p text:style-name="P4">Cuisin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viking</text:p>
          </table:table-cell>
          <table:table-cell table:style-name="Tableau1.C139" office:value-type="string">
            <text:p text:style-name="P4">Explorateur</text:p>
          </table:table-cell>
          <table:table-cell table:style-name="Tableau1.D139" table:number-rows-spanned="2" office:value-type="string">
            <text:p text:style-name="P4">Ha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saqqaq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Stalagmi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B139" table:number-rows-spanned="2" office:value-type="string">
            <text:p text:style-name="P4">New-York</text:p>
          </table:table-cell>
          <table:table-cell table:style-name="Tableau1.C139" office:value-type="string">
            <text:p text:style-name="P4">Serveur Mcdo</text:p>
          </table:table-cell>
          <table:table-cell table:style-name="Tableau1.D139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4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hamps de bataille (canyon)</text:p>
          </table:table-cell>
          <table:table-cell table:style-name="Tableau1.C139" office:value-type="string">
            <text:p text:style-name="P4">Amérindien</text:p>
          </table:table-cell>
          <table:table-cell table:style-name="Tableau1.D139" table:number-rows-spanned="2" office:value-type="string">
            <text:p text:style-name="P4">Crâne de bis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wboy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roquois</text:p>
          </table:table-cell>
          <table:table-cell table:style-name="Tableau1.C139" office:value-type="string">
            <text:p text:style-name="P4">Pionnier</text:p>
          </table:table-cell>
          <table:table-cell table:style-name="Tableau1.D139" table:number-rows-spanned="2" office:value-type="string">
            <text:p text:style-name="P4">Feu de champ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4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B139" table:number-rows-spanned="2" office:value-type="string">
            <text:p text:style-name="P4">Mexico</text:p>
          </table:table-cell>
          <table:table-cell table:style-name="Tableau1.C139" office:value-type="string">
            <text:p text:style-name="P4">Mariachi</text:p>
          </table:table-cell>
          <table:table-cell table:style-name="Tableau1.D139" table:number-rows-spanned="2" office:value-type="string">
            <text:p text:style-name="P4">Tacos écrasé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Barm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saccagée</text:p>
          </table:table-cell>
          <table:table-cell table:style-name="Tableau1.C139" office:value-type="string">
            <text:p text:style-name="P4">Révolutionnaire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i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Rue de Tenochtitlan</text:p>
          </table:table-cell>
          <table:table-cell table:style-name="Tableau1.C139" office:value-type="string">
            <text:p text:style-name="P4">Soldat aztèques</text:p>
          </table:table-cell>
          <table:table-cell table:style-name="Tableau1.D139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4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4">Sculpteur olmèque</text:p>
          </table:table-cell>
          <table:table-cell table:style-name="Tableau1.D4" table:number-rows-spanned="2" office:value-type="string">
            <text:p text:style-name="P4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B139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C139" office:value-type="string">
            <text:p text:style-name="P4">Supporter</text:p>
          </table:table-cell>
          <table:table-cell table:style-name="Tableau1.D139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Favelas</text:p>
          </table:table-cell>
          <table:table-cell table:style-name="Tableau1.C139" office:value-type="string">
            <text:p text:style-name="P4">Gamin footballeur</text:p>
          </table:table-cell>
          <table:table-cell table:style-name="Tableau1.D139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nca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4">Plante carnivo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B139" table:number-rows-spanned="2" office:value-type="string">
            <text:p text:style-name="P6">Bord du Tibre</text:p>
          </table:table-cell>
          <table:table-cell table:style-name="Tableau1.C139" office:value-type="string">
            <text:p text:style-name="P4">Pizzaiolo</text:p>
          </table:table-cell>
          <table:table-cell table:style-name="Tableau1.D139" table:number-rows-spanned="2" office:value-type="string">
            <text:p text:style-name="P4">Spaghett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Défilé fascist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enise</text:p>
          </table:table-cell>
          <table:table-cell table:style-name="Tableau1.C139" office:value-type="string">
            <text:p text:style-name="P4">Peintre</text:p>
          </table:table-cell>
          <table:table-cell table:style-name="Tableau1.D139" table:number-rows-spanned="2" office:value-type="string">
            <text:p text:style-name="P4"><text:span text:style-name="T5">P</text:span>alette de peintu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olisée</text:p>
          </table:table-cell>
          <table:table-cell table:style-name="Tableau1.C139" office:value-type="string">
            <text:p text:style-name="P4">Gladiateur</text:p>
          </table:table-cell>
          <table:table-cell table:style-name="Tableau1.D139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B139" table:number-rows-spanned="2" office:value-type="string">
            <text:p text:style-name="P4">Tour Eiffel</text:p>
          </table:table-cell>
          <table:table-cell table:style-name="Tableau1.C139" office:value-type="string">
            <text:p text:style-name="P4">CRS</text:p>
          </table:table-cell>
          <table:table-cell table:style-name="Tableau1.D139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Gilet jaun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pan text:style-name="T4">de</text:span> <text:soft-page-break/>campagne</text:p>
          </table:table-cell>
          <table:table-cell table:style-name="Tableau1.C139" office:value-type="string">
            <text:p text:style-name="P4">Schutzstaffel</text:p>
          </table:table-cell>
          <table:table-cell table:style-name="Tableau1.D139" table:number-rows-spanned="2" office:value-type="string">
            <text:p text:style-name="P4">Fou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pavée</text:p>
          </table:table-cell>
          <table:table-cell table:style-name="Tableau1.C139" office:value-type="string">
            <text:p text:style-name="P4">Napoléon Ier</text:p>
          </table:table-cell>
          <table:table-cell table:style-name="Tableau1.D139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royal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Château</text:p>
          </table:table-cell>
          <table:table-cell table:style-name="Tableau1.C139" office:value-type="string">
            <text:p text:style-name="P4">Chevalier</text:p>
          </table:table-cell>
          <table:table-cell table:style-name="Tableau1.D139" table:number-rows-spanned="2" office:value-type="string">
            <text:p text:style-name="P4">Loup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ysans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celte</text:p>
          </table:table-cell>
          <table:table-cell table:style-name="Tableau1.C139" office:value-type="string">
            <text:p text:style-name="P4">Druide</text:p>
          </table:table-cell>
          <table:table-cell table:style-name="Tableau1.D139" table:number-rows-spanned="2" office:value-type="string">
            <text:p text:style-name="P4">Fauci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B139" table:number-rows-spanned="2" office:value-type="string">
            <text:p text:style-name="P4">Quartier populaire</text:p>
          </table:table-cell>
          <table:table-cell table:style-name="Tableau1.C139" office:value-type="string">
            <text:p text:style-name="P4">Racaille</text:p>
          </table:table-cell>
          <table:table-cell table:style-name="Tableau1.D139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rypiat</text:p>
          </table:table-cell>
          <table:table-cell table:style-name="Tableau1.C139" office:value-type="string">
            <text:p text:style-name="P4">Soldat soviétique</text:p>
          </table:table-cell>
          <table:table-cell table:style-name="Tableau1.D139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8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thédrale Saint-Basil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4">Tas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B139" table:number-rows-spanned="2" office:value-type="string">
            <text:p text:style-name="P4">Rue touristique</text:p>
          </table:table-cell>
          <table:table-cell table:style-name="Tableau1.C139" office:value-type="string">
            <text:p text:style-name="P4">Imam</text:p>
          </table:table-cell>
          <table:table-cell table:style-name="Tableau1.D139" table:number-rows-spanned="2" office:value-type="string">
            <text:p text:style-name="P4">Caisse en bo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Vendeur de bijoux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nal de Suez</text:p>
          </table:table-cell>
          <table:table-cell table:style-name="Tableau1.C139" office:value-type="string">
            <text:p text:style-name="P4">Soldat britannique</text:p>
          </table:table-cell>
          <table:table-cell table:style-name="Tableau1.D139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yramides de Gizeh</text:p>
          </table:table-cell>
          <table:table-cell table:style-name="Tableau1.C139" office:value-type="string">
            <text:p text:style-name="P4">Esclave égyptien</text:p>
          </table:table-cell>
          <table:table-cell table:style-name="Tableau1.D139" table:number-rows-spanned="2" office:value-type="string">
            <text:p text:style-name="P4">Pierre taillé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<text:soft-page-break/>du Sud</text:p>
          </table:table-cell>
          <table:table-cell table:style-name="Tableau1.B139" table:number-rows-spanned="2" office:value-type="string">
            <text:p text:style-name="P4">Johannesburg</text:p>
          </table:table-cell>
          <table:table-cell table:style-name="Tableau1.C139" office:value-type="string">
            <text:p text:style-name="P4">Homme moderne noir</text:p>
          </table:table-cell>
          <table:table-cell table:style-name="Tableau1.D139" table:number-rows-spanned="2" office:value-type="string">
            <text:p text:style-name="P4">Pied de <text:soft-page-break/>bi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Village zoulou</text:p>
          </table:table-cell>
          <table:table-cell table:style-name="Tableau1.C139" office:value-type="string">
            <text:p text:style-name="P4">Guerrier</text:p>
          </table:table-cell>
          <table:table-cell table:style-name="Tableau1.D139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Savane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Butte de ter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B139" table:number-rows-spanned="2" office:value-type="string">
            <text:p text:style-name="P11">Gaza</text:p>
          </table:table-cell>
          <table:table-cell table:style-name="Tableau1.C139" office:value-type="string">
            <text:p text:style-name="P4">Soldat israélien</text:p>
          </table:table-cell>
          <table:table-cell table:style-name="Tableau1.D139" table:number-rows-spanned="2" office:value-type="string">
            <text:p text:style-name="P4">Mi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Empire Ottoman</text:p>
          </table:table-cell>
          <table:table-cell table:style-name="Tableau1.C139" office:value-type="string">
            <text:p text:style-name="P4">Janissaire</text:p>
          </table:table-cell>
          <table:table-cell table:style-name="Tableau1.D139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ult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Jérusalem</text:p>
          </table:table-cell>
          <table:table-cell table:style-name="Tableau1.C139" office:value-type="string">
            <text:p text:style-name="P4">Croisé</text:p>
          </table:table-cell>
          <table:table-cell table:style-name="Tableau1.D139" table:number-rows-spanned="2" office:value-type="string">
            <text:p text:style-name="P4">Crucifix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arrasi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Temple de Salomon</text:p>
          </table:table-cell>
          <table:table-cell table:style-name="Tableau1.C139" office:value-type="string">
            <text:p text:style-name="P4">Juif</text:p>
          </table:table-cell>
          <table:table-cell table:style-name="Tableau1.D139" table:number-rows-spanned="2" office:value-type="string">
            <text:p text:style-name="P4">Arc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B139" table:number-rows-spanned="2" office:value-type="string">
            <text:p text:style-name="P4">Bidonville</text:p>
          </table:table-cell>
          <table:table-cell table:style-name="Tableau1.C139" office:value-type="string">
            <text:p text:style-name="P4">Macaque</text:p>
          </table:table-cell>
          <table:table-cell table:style-name="Tableau1.D139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tuk tuk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elhi</text:p>
          </table:table-cell>
          <table:table-cell table:style-name="Tableau1.C139" office:value-type="string">
            <text:p text:style-name="P4">Gandhi</text:p>
          </table:table-cell>
          <table:table-cell table:style-name="Tableau1.D139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ritanniqu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Taj Mahal</text:p>
          </table:table-cell>
          <table:table-cell table:style-name="Tableau1.C139" office:value-type="string">
            <text:p text:style-name="P4">Ouvrier indien</text:p>
          </table:table-cell>
          <table:table-cell table:style-name="Tableau1.D139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ducteur éléph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oyaume de Vijayanâgara</text:p>
          </table:table-cell>
          <table:table-cell table:style-name="Tableau1.C139" office:value-type="string">
            <text:p text:style-name="P4">Mineur</text:p>
          </table:table-cell>
          <table:table-cell table:style-name="Tableau1.D139" table:number-rows-spanned="2" office:value-type="string">
            <text:p text:style-name="P4">Myga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B139" table:number-rows-spanned="2" office:value-type="string">
            <text:p text:style-name="P4"><text:span text:style-name="T3">Chine</text:span> moderne</text:p>
          </table:table-cell>
          <table:table-cell table:style-name="Tableau1.C139" office:value-type="string">
            <text:p text:style-name="P7">Mamie</text:p>
          </table:table-cell>
          <table:table-cell table:style-name="Tableau1.D139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éfilé militaire de la RPC</text:p>
          </table:table-cell>
          <table:table-cell table:style-name="Tableau1.C139" office:value-type="string">
            <text:p text:style-name="P4">Patriote communiste</text:p>
          </table:table-cell>
          <table:table-cell table:style-name="Tableau1.D139" table:number-rows-spanned="2" office:value-type="string">
            <text:p text:style-name="P11">Drapeau rou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ommun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ité interdite</text:p>
          </table:table-cell>
          <table:table-cell table:style-name="Tableau1.C139" office:value-type="string">
            <text:p text:style-name="P4">Empereur</text:p>
          </table:table-cell>
          <table:table-cell table:style-name="Tableau1.D139" table:number-rows-spanned="2" office:value-type="string">
            <text:p text:style-name="P11">Épée dadao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mmerç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Muraille de Chine</text:p>
          </table:table-cell>
          <table:table-cell table:style-name="Tableau1.C139" office:value-type="string">
            <text:p text:style-name="P4">Soldat mongol</text:p>
          </table:table-cell>
          <table:table-cell table:style-name="Tableau1.D139" table:number-rows-spanned="2" office:value-type="string">
            <text:p text:style-name="P11">Feu d’artifi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4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4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B139" table:number-rows-spanned="2" office:value-type="string">
            <text:p text:style-name="P11">Tokyo</text:p>
          </table:table-cell>
          <table:table-cell table:style-name="Tableau1.C139" office:value-type="string">
            <text:p text:style-name="P4">Employer</text:p>
          </table:table-cell>
          <table:table-cell table:style-name="Tableau1.D139" table:number-rows-spanned="2" office:value-type="string">
            <text:p text:style-name="P4">Figurine obscè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Écoliè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iroshima (détruit)</text:p>
          </table:table-cell>
          <table:table-cell table:style-name="Tableau1.C139" office:value-type="string">
            <text:p text:style-name="P4">Irradié</text:p>
          </table:table-cell>
          <table:table-cell table:style-name="Tableau1.D139" table:number-rows-spanned="2" office:value-type="string">
            <text:p text:style-name="P4">Flaque radioactiv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ongan-ji d’Ishiyama</text:p>
          </table:table-cell>
          <table:table-cell table:style-name="Tableau1.C139" office:value-type="string">
            <text:p text:style-name="P4">Samurai</text:p>
          </table:table-cell>
          <table:table-cell table:style-name="Tableau1.D139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oine bouddh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Yayoi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12">Bol de riz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B139" table:number-rows-spanned="2" office:value-type="string">
            <text:p text:style-name="P11">Opéra de Sydney</text:p>
          </table:table-cell>
          <table:table-cell table:style-name="Tableau1.C139" office:value-type="string">
            <text:p text:style-name="P4">Cymbaliste</text:p>
          </table:table-cell>
          <table:table-cell table:style-name="Tableau1.D139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Nobl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Spatioport de Woomera</text:p>
          </table:table-cell>
          <table:table-cell table:style-name="Tableau1.C139" office:value-type="string">
            <text:p text:style-name="P4">Mécanicien</text:p>
          </table:table-cell>
          <table:table-cell table:style-name="Tableau1.D139" table:number-rows-spanned="2" office:value-type="string">
            <text:p text:style-name="P4">Scie</text:p>
          </table:table-cell>
        </table:table-row>
        <table:table-row table:style-name="Tableau1.135">
          <table:covered-table-cell/>
          <table:covered-table-cell/>
          <table:table-cell table:style-name="Tableau1.C139" office:value-type="string">
            <text:p text:style-name="P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aborigène</text:p>
          </table:table-cell>
          <table:table-cell table:style-name="Tableau1.C139" office:value-type="string">
            <text:p text:style-name="P4">Chef tribal</text:p>
          </table:table-cell>
          <table:table-cell table:style-name="Tableau1.D139" table:number-rows-spanned="2" office:value-type="string">
            <text:p text:style-name="P11">Bébé kangourou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46</meta:editing-cycles>
    <meta:editing-duration>PT14H27M9S</meta:editing-duration>
    <dc:date>2019-11-21T22:07:32.240000000</dc:date>
    <meta:document-statistic meta:table-count="1" meta:image-count="0" meta:object-count="0" meta:page-count="6" meta:paragraph-count="242" meta:word-count="393" meta:character-count="2652" meta:non-whitespace-character-count="2501"/>
    <meta:user-defined meta:name="Info 1"/>
    <meta:user-defined meta:name="Info 2"/>
    <meta:user-defined meta:name="Info 3"/>
    <meta:user-defined meta:name="Info 4"/>
  </office:meta>
</office:document-meta>
</file>